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40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bf819e"/>
    </style:style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fo:background-color="#fff200"/>
    </style:style>
    <style:style style:name="ce3" style:family="table-cell" style:parent-style-name="Default" style:data-style-name="N36">
      <style:table-cell-properties fo:background-color="#bf819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equence</text:p>
          </table:table-cell>
          <table:table-cell table:style-name="Default" office:value-type="string" calcext:value-type="string">
            <text:p>CollectionDate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YardWaste</text:p>
          </table:table-cell>
          <table:table-cell office:value-type="string" calcext:value-type="string">
            <text:p>TreePickup</text:p>
          </table:table-cell>
          <table:table-cell office:value-type="string" calcext:value-type="string">
            <text:p>SpecialCollec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01-07" calcext:value-type="date">
            <text:p>2019-01-0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01-14" calcext:value-type="date">
            <text:p>2019-01-14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01-21" calcext:value-type="date">
            <text:p>2019-01-2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01-28" calcext:value-type="date">
            <text:p>2019-01-28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02-04" calcext:value-type="date">
            <text:p>2019-02-0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02-11" calcext:value-type="date">
            <text:p>2019-02-1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onday-B</text:p>
          </table:table-cell>
          <table:table-cell table:style-name="ce2" office:value-type="date" office:date-value="2019-02-19" calcext:value-type="date">
            <text:p>2019-02-1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02-25" calcext:value-type="date">
            <text:p>2019-02-25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03-04" calcext:value-type="date">
            <text:p>2019-03-0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03-11" calcext:value-type="date">
            <text:p>2019-03-11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03-18" calcext:value-type="date">
            <text:p>2019-03-1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03-25" calcext:value-type="date">
            <text:p>2019-03-25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04-01" calcext:value-type="date">
            <text:p>2019-04-0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04-08" calcext:value-type="date">
            <text:p>2019-04-08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Monday-B</text:p>
          </table:table-cell>
          <table:table-cell table:style-name="ce3" office:value-type="date" office:date-value="2019-04-15" calcext:value-type="date">
            <text:p>2019-04-1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04-22" calcext:value-type="date">
            <text:p>2019-04-22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04-29" calcext:value-type="date">
            <text:p>2019-04-2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05-06" calcext:value-type="date">
            <text:p>2019-05-06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05-13" calcext:value-type="date">
            <text:p>2019-05-1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Monday-B</text:p>
          </table:table-cell>
          <table:table-cell table:style-name="ce2" office:value-type="date" office:date-value="2019-05-21" calcext:value-type="date">
            <text:p>2019-05-21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05-27" calcext:value-type="date">
            <text:p>2019-05-2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06-03" calcext:value-type="date">
            <text:p>2019-06-03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06-10" calcext:value-type="date">
            <text:p>2019-06-1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06-17" calcext:value-type="date">
            <text:p>2019-06-17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06-24" calcext:value-type="date">
            <text:p>2019-06-2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Garbage Exemption</text:p>
          </table:table-cell>
          <table:table-cell/>
        </table:table-row>
        <table:table-row table:style-name="ro1">
          <table:table-cell table:style-name="ce4" office:value-type="string" calcext:value-type="string">
            <text:p>Monday-B</text:p>
          </table:table-cell>
          <table:table-cell table:style-name="ce2" office:value-type="date" office:date-value="2019-07-02" calcext:value-type="date">
            <text:p>2019-07-02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07-08" calcext:value-type="date">
            <text:p>2019-07-0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07-15" calcext:value-type="date">
            <text:p>2019-07-15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07-22" calcext:value-type="date">
            <text:p>2019-07-2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07-29" calcext:value-type="date">
            <text:p>2019-07-29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Monday-B</text:p>
          </table:table-cell>
          <table:table-cell table:style-name="ce2" office:value-type="date" office:date-value="2019-08-06" calcext:value-type="date">
            <text:p>2019-08-0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08-12" calcext:value-type="date">
            <text:p>2019-08-12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08-26" calcext:value-type="date">
            <text:p>2019-08-26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Monday-B</text:p>
          </table:table-cell>
          <table:table-cell table:style-name="ce2" office:value-type="date" office:date-value="2019-09-03" calcext:value-type="date">
            <text:p>2019-09-0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09-09" calcext:value-type="date">
            <text:p>2019-09-09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Garbage Exemption</text:p>
          </table:table-cell>
          <table:table-cell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09-23" calcext:value-type="date">
            <text:p>2019-09-23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10-07" calcext:value-type="date">
            <text:p>2019-10-07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Monday-B</text:p>
          </table:table-cell>
          <table:table-cell table:style-name="ce2" office:value-type="date" office:date-value="2019-10-15" calcext:value-type="date">
            <text:p>2019-10-1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10-21" calcext:value-type="date">
            <text:p>2019-10-21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11-04" calcext:value-type="date">
            <text:p>2019-11-04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11-11" calcext:value-type="date">
            <text:p>2019-11-1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11-18" calcext:value-type="date">
            <text:p>2019-11-18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11-25" calcext:value-type="date">
            <text:p>2019-11-25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12-02" calcext:value-type="date">
            <text:p>2019-12-02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12-09" calcext:value-type="date">
            <text:p>2019-12-0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12-16" calcext:value-type="date">
            <text:p>2019-12-16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12-23" calcext:value-type="date">
            <text:p>2019-12-2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day-B</text:p>
          </table:table-cell>
          <table:table-cell office:value-type="date" office:date-value="2019-12-30" calcext:value-type="date">
            <text:p>2019-12-30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00-00-00</text:date>, <text:time style:data-style-name="N2" text:time-value="21:24:00.9807514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9:49:05.634995662</meta:creation-date>
    <dc:date>2019-03-15T21:25:11.497182560</dc:date>
    <meta:editing-duration>PT29M22S</meta:editing-duration>
    <meta:editing-cycles>5</meta:editing-cycles>
    <meta:generator>LibreOffice/6.1.5.2$Linux_X86_64 LibreOffice_project/10$Build-2</meta:generator>
    <meta:document-statistic meta:table-count="1" meta:cell-count="248" meta:object-count="0"/>
  </office:meta>
</office:document-meta>
</file>